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0"/>
        <table:table-column table:style-name="co8" table:default-cell-style-name="ce30"/>
        <table:table-column table:style-name="co9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number-columns-repeated="2" table:style-name="ce36" office:value-type="string" calcext:value-type="string">
            <text:p>cancel_ne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medium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f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8" office:value-type="string" calcext:value-type="string">
            <text:p>attack_enemy_hero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stop_attack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pull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saf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kill_enemy_cree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8" office:value-type="string" calcext:value-type="string">
            <text:p>stop_att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0"/>
        <table:table-column table:style-name="co10" table:default-cell-style-name="ce30"/>
        <table:table-column table:style-name="co11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number-columns-repeated="2" table:style-name="ce36" office:value-type="string" calcext:value-type="string">
            <text:p>cancel_ne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medium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f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0"/>
        <table:table-column table:style-name="co12" table:default-cell-style-name="ce30"/>
        <table:table-column table:style-name="co13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cancel_nuke_enemy_hero</text:p>
          </table:table-cell>
          <table:table-cell table:number-columns-repeated="2" table:style-name="ce36" office:value-type="string" calcext:value-type="string">
            <text:p>cancel_ne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medium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number-columns-repeated="2" table:style-name="ce36" office:value-type="string" calcext:value-type="string">
            <text:p>cancel_far_shadowraze</text:p>
          </table:table-cell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8"/>
          <table:table-cell table:style-name="ce36" table:number-columns-repeated="2"/>
          <table:table-cell table:style-name="ce28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9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9" office:value-type="string" calcext:value-type="string">
            <text:p>buy_starting_items</text:p>
          </table:table-cell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9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swap_flask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swap_enchanted_mango_tp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enchanted_mango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tp_flask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35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recove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evade_enemy_her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evade_enemy_tower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table:number-columns-repeated="6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style-name="ce32"/>
          <table:table-cell table:style-name="ce2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8" office:value-type="string" calcext:value-type="string">
            <text:p>evade_enemy_creeps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8" office:value-type="string" calcext:value-type="string">
            <text:p>turn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8"/>
          <table:table-cell table:style-name="ce28" office:value-type="string" calcext:value-type="string">
            <text:p>stop_attack_and_mov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8:FARM.AM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21:56:12.68026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6T21:58:34.888228166</dc:date>
    <meta:editing-duration>P3DT6H48M50S</meta:editing-duration>
    <meta:editing-cycles>2698</meta:editing-cycles>
    <dc:creator>Ilya Shpigor</dc:creator>
    <meta:document-statistic meta:table-count="5" meta:cell-count="454" meta:object-count="0"/>
  </office:meta>
</office:document-meta>
</file>